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dce9" officeooo:paragraph-rsid="0017d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Bruto mensual 2520€</text:p>
      <text:p text:style-name="P1"/>
      <text:p text:style-name="P1">bccc 2520-0-0-1260 +[2 x (1200 + 60)/12]=1470</text:p>
      <text:p text:style-name="P1"/>
      <text:p text:style-name="P1">bccp 147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10:20:30.751000000</dc:date>
    <meta:editing-duration>PT43M43S</meta:editing-duration>
    <meta:editing-cycles>1</meta:editing-cycles>
    <meta:document-statistic meta:table-count="0" meta:image-count="0" meta:object-count="0" meta:page-count="1" meta:paragraph-count="3" meta:word-count="12" meta:character-count="74" meta:non-whitespace-character-count="64"/>
    <meta:generator>LibreOffice/7.4.6.2$Windows_X86_64 LibreOffice_project/5b1f5509c2decdade7fda905e3e1429a67acd63d</meta:generator>
  </office:meta>
</office:document-meta>
</file>